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A3E59788A01B5109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subtitle">
      <style:graphic-properties draw:fill-color="#ffffff" draw:textarea-vertical-align="top" fo:min-height="12.179cm"/>
    </style:style>
    <style:style style:name="pr10" style:family="presentation" style:parent-style-name="Blue_5f_Curve1-subtitle">
      <style:graphic-properties draw:fill-color="#ffffff" fo:min-height="8.213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color="#2a6099"/>
    </style:style>
    <style:style style:name="P6" style:family="paragraph">
      <loext:graphic-properties draw:fill-color="#ffffff"/>
      <style:text-properties fo:color="#2a6099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color="#2a6099"/>
    </style:style>
    <style:style style:name="T5" style:family="text">
      <style:text-properties fo:color="#2a6099" style:text-underline-style="solid" style:text-underline-width="auto" style:text-underline-color="font-color"/>
    </style:style>
    <style:style style:name="T6" style:family="text">
      <style:text-properties fo:color="#2a6099" style:text-underline-style="none"/>
    </style:style>
    <style:style style:name="T7" style:family="text">
      <style:text-properties fo:color="#5983b0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1.601cm" svg:y="7.6cm" presentation:class="title" presentation:user-transformed="true">
          <draw:text-box>
            <text:p>Predikcia počasia<text:line-break/><text:span text:style-name="T1">Hybridná výpočtová inteligenc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Téma projektu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yužitie hybridnej výpočtovej inteligencie pri predpovedi počasia</text:p>
                <text:p/>
              </text:list-item>
              <text:list-item>
                <text:p>Využitie reálnych dát</text:p>
                <text:p/>
              </text:list-item>
              <text:list-item>
                <text:p>Navrhnutie webovej aplikácie pre natrénovanie a pre predikciu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Reálny datase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Využívame <text:span text:style-name="T2"><text:a xlink:href="https://www.kaggle.com/jsphyg/weather-dataset-rattle-package/version/2?" xlink:type="simple">voľne dostupné dáta</text:a></text:span><text:span text:style-name="T3"><text:s/>o každodenných meraniach počasia z 49 rôznych miest naprieč celou Austráliou </text:span></text:p>
              </text:list-item>
              <text:list-item>
                <text:p><text:span text:style-name="T3">~3,5mil. záznamov</text:span></text:p>
                <text:p><text:span text:style-name="T3"/></text:p>
              </text:list-item>
              <text:list-item>
                <text:p><text:span text:style-name="T3">Dáta sú namerané z 1.11.07 – 25.6.17</text:span></text:p>
              </text:list-item>
              <text:list-item>
                <text:p><text:span text:style-name="T3">Záznamy sú vždy o 9am a 3pm</text:span></text:p>
              </text:list-item>
              <text:list-item>
                <text:p><text:span text:style-name="T3">Teplota, Rýchlosť a smer vetra, vlhkosť, 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3T0">
        <draw:frame presentation:style-name="pr6" draw:layer="layout" svg:width="25.199cm" svg:height="1.771cm" svg:x="1.4cm" svg:y="0.837cm" presentation:class="title">
          <draw:text-box>
            <text:p>Dataset</text:p>
          </draw:text-box>
        </draw:frame>
        <draw:frame presentation:style-name="pr9" draw:text-style-name="P3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2"/>
                <text:p text:style-name="P2"><text:span text:style-name="T4"/></text:p>
              </text:list-header>
              <text:list-item>
                <text:p text:style-name="P2"><text:span text:style-name="T4">Niekoľko tried z datasetu nebolo vôbec použitých kvôli neúplnosti údajov (chýbajúce dáta).</text:span></text:p>
              </text:list-item>
            </text:list>
            <text:p text:style-name="P2"><text:span text:style-name="T4"/></text:p>
            <text:list text:continue-numbering="true" text:style-name="L1">
              <text:list-item>
                <text:p text:style-name="P2"><text:span text:style-name="T4">Najdôležtejšie bolo vynechať RISK_MM ktorý údáva zrážky v mm pre </text:span><text:span text:style-name="T5">ďalší deň</text:span><text:span text:style-name="T6">.</text:span><text:span text:style-name="T7"> </text:span></text:p>
              </text:list-item>
            </text:list>
            <text:p text:style-name="P2"><text:span text:style-name="T7"/></text:p>
            <text:p text:style-name="P2"><text:s/></text:p>
          </draw:text-box>
        </draw:frame>
        <presentation:notes draw:style-name="dp1"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Návrh riešenia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BF sieť </text:p>
                <text:p/>
                <text:p/>
              </text:list-item>
              <text:list-item>
                <text:p>Python + Flask</text:p>
              </text:list-item>
              <text:list-item>
                <text:p>Zhodli sme sa pre Az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Výsledky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ri : </text:p>
                <text:list>
                  <text:list-item>
                    <text:p>15 neurónoch na skrytej vrstve</text:p>
                  </text:list-item>
                  <text:list-item>
                    <text:p>20 iteráciach</text:p>
                  </text:list-item>
                  <text:list-item>
                    <text:p>0.02 learning rate</text:p>
                  </text:list-item>
                  <text:list-item>
                    <text:p>Samply o 500údajoch</text:p>
                    <text:p/>
                    <text:p><text:span text:style-name="T2">Sme dosiahli 0,79759519 presnosť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4T32">
        <draw:frame presentation:style-name="pr10" draw:text-style-name="P6" draw:layer="layout" svg:width="25.199cm" svg:height="8.213cm" svg:x="1.601cm" svg:y="5.836cm" presentation:class="subtitle" presentation:user-transformed="true">
          <draw:text-box>
            <text:p text:style-name="P5"><text:span text:style-name="T4">Ďakujeme Vám za pozornosť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7T10:00:07.849000000</meta:creation-date>
    <meta:editing-duration>PT2H18M55S</meta:editing-duration>
    <meta:editing-cycles>8</meta:editing-cycles>
    <meta:generator>LibreOffice/6.2.1.2$Windows_X86_64 LibreOffice_project/7bcb35dc3024a62dea0caee87020152d1ee96e71</meta:generator>
    <dc:title>Blue Curve</dc:title>
    <dc:date>2019-05-02T10:55:53.358000000</dc:date>
    <meta:document-statistic meta:object-count="61"/>
  </office:meta>
</office:document-meta>
</file>